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79in" fo:margin-left="0in" table:align="left"/>
    </style:style>
    <style:style style:name="Таблица1.A" style:family="table-column">
      <style:table-column-properties style:column-width="0.875in"/>
    </style:style>
    <style:style style:name="Таблица1.B" style:family="table-column">
      <style:table-column-properties style:column-width="1.8021in"/>
    </style:style>
    <style:style style:name="Таблица1.C" style:family="table-column">
      <style:table-column-properties style:column-width="1.3382in"/>
    </style:style>
    <style:style style:name="Таблица1.D" style:family="table-column">
      <style:table-column-properties style:column-width="1.3389in"/>
    </style:style>
    <style:style style:name="Таблица1.E" style:family="table-column">
      <style:table-column-properties style:column-width="1.3438in"/>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ef309" officeooo:paragraph-rsid="000ef309"/>
    </style:style>
    <style:style style:name="P2" style:family="paragraph" style:parent-style-name="Standard">
      <style:paragraph-properties fo:text-align="center" style:justify-single-word="false"/>
      <style:text-properties fo:font-size="14pt" officeooo:rsid="000f1970" officeooo:paragraph-rsid="000f1970" style:font-size-asian="14pt" style:font-size-complex="14pt"/>
    </style:style>
    <style:style style:name="P3" style:family="paragraph" style:parent-style-name="Standard">
      <style:paragraph-properties fo:text-align="start" style:justify-single-word="false"/>
      <style:text-properties fo:font-size="12pt" officeooo:rsid="000f1970" officeooo:paragraph-rsid="000f1970" style:font-size-asian="10.5pt" style:font-size-complex="12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1970" officeooo:paragraph-rsid="000f1970"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00a05" officeooo:paragraph-rsid="001337b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3edbd" officeooo:paragraph-rsid="0013edb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451d9" officeooo:paragraph-rsid="001451d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864ae" officeooo:paragraph-rsid="001864a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864ae" officeooo:paragraph-rsid="001a49a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a4fa1" officeooo:paragraph-rsid="001a4fa1" style:font-size-asian="10.5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style:text-underline-style="none" fo:font-weight="normal" officeooo:rsid="001b1624" officeooo:paragraph-rsid="001b162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c5d25" officeooo:paragraph-rsid="001c5d2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dd60e" officeooo:paragraph-rsid="001e911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e9b5e" officeooo:paragraph-rsid="001e9b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f6587" officeooo:paragraph-rsid="001f658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edbd" officeooo:paragraph-rsid="0013edbd"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a23" officeooo:paragraph-rsid="0016ba23"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2a66" officeooo:paragraph-rsid="001d2a66" style:font-size-asian="10.5pt" style:font-weight-asian="bold" style:font-size-complex="12pt" style:font-weight-complex="bold"/>
    </style:style>
    <style:style style:name="P25" style:family="paragraph" style:parent-style-name="Standard">
      <style:paragraph-properties fo:text-align="center" style:justify-single-word="false"/>
      <style:text-properties fo:font-size="14pt" fo:font-weight="bold" officeooo:rsid="000f1970" officeooo:paragraph-rsid="000f1970" style:font-size-asian="14pt" style:font-weight-asian="bold" style:font-size-complex="14pt" style:font-weight-complex="bold"/>
    </style:style>
    <style:style style:name="P26" style:family="paragraph" style:parent-style-name="Table_20_Contents">
      <style:paragraph-properties fo:text-align="start" style:justify-single-word="false"/>
      <style:text-properties fo:font-size="12pt" officeooo:rsid="0013edbd" officeooo:paragraph-rsid="0013edbd" style:font-size-asian="10.5pt" style:font-size-complex="12pt"/>
    </style:style>
    <style:style style:name="P27" style:family="paragraph" style:parent-style-name="Table_20_Contents">
      <style:paragraph-properties fo:text-align="center" style:justify-single-word="false"/>
      <style:text-properties fo:font-size="12pt" officeooo:rsid="0013edbd" officeooo:paragraph-rsid="0013edbd" style:font-size-asian="10.5pt" style:font-size-complex="12pt"/>
    </style:style>
    <style:style style:name="P28" style:family="paragraph" style:parent-style-name="Table_20_Contents">
      <style:paragraph-properties fo:text-align="start" style:justify-single-word="false"/>
      <style:text-properties fo:font-size="12pt" fo:font-weight="bold" officeooo:rsid="0013edbd" officeooo:paragraph-rsid="0013edbd" style:font-size-asian="10.5pt" style:font-weight-asian="bold" style:font-size-complex="12pt" style:font-weight-complex="bold"/>
    </style:style>
    <style:style style:name="T1" style:family="text">
      <style:text-properties officeooo:rsid="0012abf7"/>
    </style:style>
    <style:style style:name="T2" style:family="text">
      <style:text-properties officeooo:rsid="001337b2"/>
    </style:style>
    <style:style style:name="T3" style:family="text">
      <style:text-properties officeooo:rsid="001550c1"/>
    </style:style>
    <style:style style:name="T4" style:family="text">
      <style:text-properties officeooo:rsid="001a49ac"/>
    </style:style>
    <style:style style:name="T5" style:family="text">
      <style:text-properties officeooo:rsid="001d2a66"/>
    </style:style>
    <style:style style:name="T6" style:family="text">
      <style:text-properties officeooo:rsid="001e911a"/>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Маленькие хитрости для подготовки к <text:s/>экзамену.</text:p>
      <text:p text:style-name="P2">Глава 1.</text:p>
      <text:p text:style-name="P2"/>
      <text:p text:style-name="P3"/>
      <text:p text:style-name="P4">Зачем сдавать PMP-экзамен?</text:p>
      <text:p text:style-name="P5"><text:tab/>Подготовка к сдаче экзамена PMP - это путешествие. Это путешествие поможет вам сделать себя лучше и расширить свои возможности. При подготовке к экзамену у вас есть возможность не просто сдать экзамен, <text:s/>а стать лучшим менеджером проекта. Эта возможность <text:s/>является одной из лучших причин, чтобы пройти сертификацию PMP.</text:p>
      <text:p text:style-name="P5"><text:tab/>Чтобы сдать PMP-экзамен, вы не можете просто втиснуть много информации в свой мозг и попытаться удержать ее достаточно долго, чтобы пройти четырехчасовой тест. Вместо этого вам нужно вывести свои знания на новый уровень. Вам нужно по-настоящему понять процесс управления проектами и то, какую <text:span text:style-name="T1">пользу</text:span> этот процесс может принести <text:span text:style-name="T1">в </text:span>вашей повседневной работе над проектами. Экзамен PMP - это международный экзамен, призванный <text:span text:style-name="T1">подтвердить </text:span>ваши знания и опыт в применении искусства и науки управления проектами. Экзамен фокусируется на ситуациях, с которыми вы можете столкнуться в реальном мире, а не просто <text:span text:style-name="T1">просит </text:span><text:s/>вас повторить <text:span text:style-name="T1">заученную информацию.</text:span> Достижение сертификации PMP-это способ выделить себя.</text:p>
      <text:p text:style-name="P7"><text:tab/><text:span text:style-name="T2">Помимо возможности улучшить себя и свои способности, могут быть финансовые стимулы для сдачи экзамена. Обследование заработной платы 2015 года, проведенное Институтом управления проектами (PMI®), показало, что сертифицированные PMP менеджеры проектов во всех странах получают в среднем на 20 процентов больше, чем без этой сертификации. У RMC были студенты, которые получили бонус, повышение или и то и дугое, когда они сдали экзамен. Другие студенты сообщили, что им предложили работу, на которую претендовали сотни других квалифицированных кандидатов, просто потому, что они были сертифицированы PMP. Наличие сертификации PMP может быть причиной того, что вы получаете работу, удерживаете свою работу или продвигаетесь.</text:span></text:p>
      <text:p text:style-name="P7"><text:tab/></text:p>
      <text:p text:style-name="P22">Квалификация, необходимая для сдачи экзамена.</text:p>
      <text:p text:style-name="P8"><text:tab/>Чтобы сдать экзамен PMP, вы должны соответствовать требованиям, которые предъявляет PMI. Текущие требования описаны в таблице ниж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28">Категория</text:p>
          </table:table-cell>
          <table:table-cell table:style-name="Таблица1.A1" office:value-type="string">
            <text:p text:style-name="P28">Общее образование </text:p>
          </table:table-cell>
          <table:table-cell table:style-name="Таблица1.A1" office:value-type="string">
            <text:p text:style-name="P28">Часов обучения управлению проектами</text:p>
          </table:table-cell>
          <table:table-cell table:style-name="Таблица1.A1" office:value-type="string">
            <text:p text:style-name="P28">Опыт управления проектами</text:p>
          </table:table-cell>
          <table:table-cell table:style-name="Таблица1.E1" office:value-type="string">
            <text:p text:style-name="P28">Число вопросов</text:p>
          </table:table-cell>
        </table:table-row>
        <table:table-row>
          <table:table-cell table:style-name="Таблица1.A2" office:value-type="string">
            <text:p text:style-name="P26">1</text:p>
          </table:table-cell>
          <table:table-cell table:style-name="Таблица1.A2" office:value-type="string">
            <text:p text:style-name="P26">Степень бакалавра</text:p>
          </table:table-cell>
          <table:table-cell table:style-name="Таблица1.A2" office:value-type="string">
            <text:p text:style-name="P27">35</text:p>
          </table:table-cell>
          <table:table-cell table:style-name="Таблица1.A2" office:value-type="string">
            <text:p text:style-name="P26">4500 часов. 3 года</text:p>
          </table:table-cell>
          <table:table-cell table:style-name="Таблица1.E2" office:value-type="string">
            <text:p text:style-name="P26">200</text:p>
          </table:table-cell>
        </table:table-row>
        <table:table-row>
          <table:table-cell table:style-name="Таблица1.A2" office:value-type="string">
            <text:p text:style-name="P26">2</text:p>
          </table:table-cell>
          <table:table-cell table:style-name="Таблица1.A2" office:value-type="string">
            <text:p text:style-name="P26">Диплом высшей школы</text:p>
          </table:table-cell>
          <table:table-cell table:style-name="Таблица1.A2" office:value-type="string">
            <text:p text:style-name="P27">35</text:p>
          </table:table-cell>
          <table:table-cell table:style-name="Таблица1.A2" office:value-type="string">
            <text:p text:style-name="P26">7500 часов. 5 лет</text:p>
          </table:table-cell>
          <table:table-cell table:style-name="Таблица1.E2" office:value-type="string">
            <text:p text:style-name="P26">200</text:p>
          </table:table-cell>
        </table:table-row>
      </table:table>
      <text:p text:style-name="P9"/>
      <text:p text:style-name="P9"><text:tab/>Имейте в виду, то что вы формально соответствуете требованиям для сдачи экзамена, не означает, что вы сможете сдать его. Вы должны знать управление проектами и иметь опыт его применения—это включает в себя как управление, так и <text:span text:style-name="T3">лидерство</text:span>. Рассмотрите возможность сдачи экзамена PMI CAPM°, если вы не соответствуете требованиям предыдущей таблицы. Вы можете найти требования к экзамену CAPM на pmi.org На момент публикации этой книги тестировщики CAPM должны были иметь диплом средней школы, а также 1500 часов опыта работы над проектами или 23 часа обучения управлению проектами, чтобы претендовать на экзамен CAPM.</text:p>
      <text:p text:style-name="P23"/>
      <text:p text:style-name="P23">Вы готовы к сдаче PMP-экзамена?</text:p>
      <text:p text:style-name="P10"><text:tab/>По опыту RMC, 50 процентов тех, кто не сдает экзамен, делают это потому что у них не было обучения управлению проектами, которое предполагает использование терминологии и концепций PMI. Это серьезный фактор, который следует учитывать при определении того, готовы ли вы <text:soft-page-break/>сдавать экзамен. Понимание подхода PMI к управлению проектами - это не просто чтение руководства PMBOK. Хотя чтение руководства PMBOK поможет вам улучшить свои знания, оно не научит вас управлению проектами. Эта книга подготовки к экзамену объяснит процесс управления проектами и поможет вам понять его с точки зрения PMI; однако, если вы обнаружите, что многие понятия и термины, представленные в этой книге, являются новыми для вас—или вы не используете важные инструменты, которые обсуждаются в этой книге (такие как Устав, WBS, <text:s/>Сетевая диаграмма и Планы управления) — вам, вероятно, потребуется дополнительная подготовка по управлению проектами, прежде чем продолжить обучение.</text:p>
      <text:p text:style-name="P11"><text:tab/><text:span text:style-name="T4">Другой большой процент людей, которые проваливают экзамен, не имеют реального опыта работы над крупными проектами. Вместо этого они могут управлять службой поддержки или небольшими проектами; некоторые из них могут даже не работать как менеджер проекта. Экзамен PMP предназначен для выявления тех, кто не имел подготовки по управлению проектами и кто не имеет опыта. Это не экзамен для начинающего менеджера проекта или для того, кто надеется стать менеджером проекта. На экзамене полезно ответить на вопросы с точки зрения менеджера проекта, который управляет крупными проектами. Таким образом, чем больше у вас опыта работы над крупными проектами с инструментами и методами, а также входами и выходами, описанными в руководстве PMBOK®, тем лучше вы будете подготовлены к экзамену.</text:span></text:p>
      <text:p text:style-name="P11"><text:tab/><text:span text:style-name="T4">Ниже приведены примеры крупных проектов:</text:span></text:p>
      <text:list xml:id="list1893037514341330712" text:style-name="L1">
        <text:list-item>
          <text:p text:style-name="P13">Проектирование нового колл-центра (по сравнению с обработкой небольших проектов колл-центра).</text:p>
        </text:list-item>
        <text:list-item>
          <text:p text:style-name="P13">Проектирование нового производственного процесса (по сравнению с производством стандартного продукта для клиента).</text:p>
        </text:list-item>
        <text:list-item>
          <text:p text:style-name="P13">Установка коммерческого программного обеспечения в компании (по сравнению с установкой настольной операционной системы ПК и связанных обновлений программного обеспечения).</text:p>
        </text:list-item>
        <text:list-item>
          <text:p text:style-name="P13">Проектирование и строительство нового здания (по сравнению с перекраской существующего здания).</text:p>
          <text:p text:style-name="P13"/>
        </text:list-item>
      </text:list>
      <text:p text:style-name="P12"><text:tab/>Какова глубина ваших знаний и понимания управления проектами? Просмотрите следующий список. Вы регулярно сталкиваетесь с двумя или более из следующих проблем на проектах? Если это так, вы можете извлечь выгоду из узнать больше об управлении проектами до сдачи экзамена.</text:p>
      <text:list xml:id="list592213766366422570" text:style-name="L2">
        <text:list-item>
          <text:p text:style-name="P14">Перерасход средств или выход из графика</text:p>
        </text:list-item>
        <text:list-item>
          <text:p text:style-name="P14">Нереалистичное расписание</text:p>
        </text:list-item>
        <text:list-item>
          <text:p text:style-name="P14">Чрезмерные изменения содержания или расписания</text:p>
        </text:list-item>
        <text:list-item>
          <text:p text:style-name="P14">Проблемы коммуникации и обострение конфликтов</text:p>
        </text:list-item>
        <text:list-item>
          <text:p text:style-name="P14">Заканчивается время к концу проекта</text:p>
        </text:list-item>
        <text:list-item>
          <text:p text:style-name="P14">Неудовлетворительное качество</text:p>
        </text:list-item>
        <text:list-item>
          <text:p text:style-name="P14">Низкий моральный дух</text:p>
        </text:list-item>
        <text:list-item>
          <text:p text:style-name="P14">Непонимание членами команды относительно того, что необходимо сделать</text:p>
        </text:list-item>
        <text:list-item>
          <text:p text:style-name="P14">Чрезмерная переработка и сверхурочные</text:p>
        </text:list-item>
        <text:list-item>
          <text:p text:style-name="P14">Слишком много совещаний по проектам </text:p>
        </text:list-item>
      </text:list>
      <text:p text:style-name="P15"/>
      <text:p text:style-name="P15"><text:tab/>Теперь подумайте о своем опыте управления проектами, особенно о своем опыте работы над крупными проектами. Просмотрите следующий список тем, затронутых на экзамене. Понимаете ли вы эти темы и применяете ли инструменты и методы, включенные в этот список, при работе над проектами?</text:p>
      <text:list xml:id="list769383014475217762" text:style-name="L3">
        <text:list-item>
          <text:p text:style-name="P16">Пошаговый процесс управления проектами, в том числе почему каждый шаг необходим</text:p>
        </text:list-item>
        <text:list-item>
          <text:p text:style-name="P16">Роли руководителя проекта, спонсора, команды и заинтересованных сторон</text:p>
        </text:list-item>
        <text:list-item>
          <text:p text:style-name="P16">Использование исторической информации из предыдущих проектов</text:p>
        </text:list-item>
        <text:list-item>
          <text:p text:style-name="P16"><text:soft-page-break/>Использование уроков, извлеченных из предыдущих проектов, а также обобщение уроков, извлеченных из текущих проектов;</text:p>
        </text:list-item>
        <text:list-item>
          <text:p text:style-name="P16">Что такое Устав проекта и как его создать</text:p>
        </text:list-item>
        <text:list-item>
          <text:p text:style-name="P16">Что такое структурная декомпозиция работ <text:s/>(WBS) (не список или гистограмма) и как ее создать</text:p>
        </text:list-item>
        <text:list-item>
          <text:p text:style-name="P16">Как вручную создать сетевую диаграмму</text:p>
        </text:list-item>
        <text:list-item>
          <text:p text:style-name="P16">Что такое критический путь, как его найти и какие преимущества он предоставляет менеджеру проекта</text:p>
        </text:list-item>
        <text:list-item>
          <text:p text:style-name="P16">Оценка по трем точкам</text:p>
        </text:list-item>
        <text:list-item>
          <text:p text:style-name="P16">Анализ Монте-Карло </text:p>
        </text:list-item>
        <text:list-item>
          <text:p text:style-name="P16">Анализ освоенного объема</text:p>
        </text:list-item>
        <text:list-item>
          <text:p text:style-name="P16">Сжатие расписания (сжатие и быстрый проход)</text:p>
        </text:list-item>
        <text:list-item>
          <text:p text:style-name="P16">Managing float</text:p>
        </text:list-item>
        <text:list-item>
          <text:p text:style-name="P16">Как создать реалистичное расписание</text:p>
        </text:list-item>
        <text:list-item>
          <text:p text:style-name="P16">Управление качеством как проекта, так и результирующего продукта или результатов</text:p>
        </text:list-item>
        <text:list-item>
          <text:p text:style-name="P16">Развитие отношений с заинтересованными сторонами и обеспечение их заинтересованности и вовлечения в проект</text:p>
        </text:list-item>
        <text:list-item>
          <text:p text:style-name="P16">Что входит в процесс управления рисками </text:p>
        </text:list-item>
        <text:list-item>
          <text:p text:style-name="P16">Расчет резервов и понимание их связи с управлением рисками</text:p>
        </text:list-item>
        <text:list-item>
          <text:p text:style-name="P16">Создание реалистичного и утвержденного плана управления проектом, за достижение которого вы готовы нести ответственность </text:p>
        </text:list-item>
        <text:list-item>
          <text:p text:style-name="P16">Мониторинг и контроль проекта в соответствии с планом управления проектом</text:p>
        </text:list-item>
        <text:list-item>
          <text:p text:style-name="P16">Управление запросами на изменение и управление изменениями</text:p>
        </text:list-item>
        <text:list-item>
          <text:p text:style-name="P16">Учет профессиональных и социальных обязанностей, ожидаемых от руководителя проекта при управлении проектом</text:p>
        </text:list-item>
      </text:list>
      <text:p text:style-name="P17"><text:tab/></text:p>
      <text:p text:style-name="P17"><text:tab/>На крупных проектах у руководителя проекта нет времени на неправильные действия по управлению проект<text:span text:style-name="T5">ом</text:span>. Проект может легко выйти из-под контроля, если руководитель проекта тратит слишком много времени на решение проблем, а не на их предотвращение, или на микроуправление людьми вместо того, чтобы убедиться, что они знают, что им нужно сделать до начала проекта. При подготовке к экзамену подумайте о концепциях, представленных в этой книге (и тех, которые вы узнали в ходе обучения), с точки зрения того, что должен делать руководитель проекта Большого, управляемого планом проекта. Это поможет вам определить пробелы между вашим собственным опытом управления проектами и подходом PMIs к управлению проектами, и поэтому лучше подготовит вас к ответам на вопросы на экзамене.</text:p>
      <text:p text:style-name="P17"/>
      <text:p text:style-name="P24">Подача заявления на сдачу экзамена.</text:p>
      <text:p text:style-name="P18"><text:tab/>Для сдачи экзамена необходимо подать заявление в PMI. Заявки могут подаваться в режиме онлайн или по почте. Отправка в режиме онлайн предпочтительна, поскольку время ответа PMIs быстрее для электронных представлений. Кроме того, онлайн-процесс подачи заявок облегчает документирование часов и опыта управления проектами при соблюдении рекомендаций по применению (Многочисленные электронные таблицы для документирования вашего опыта управления проектами доступны on-line, но использование собственных таблиц, не созданных PMI, часто означает, что вы в конечном итоге дублируете свои усилия по заявлению.) <text:span text:style-name="T6">После подачи заявки вы получите уведомление, которое подтвердит, что ваша заявка принята; затем вам будет предложено оплатить назначение экзамена. После получения оплаты вы получите электронное письмо, разрешающее вам записаться на прием для сдачи экзамена. Вы можете подвергнуться аудиту вашей заявки до ее утверждения. Имейте в виду, что аудит задержит ваше разрешение на сдачу экзамена.</text:span></text:p>
      <text:p text:style-name="P19"><text:soft-page-break/><text:tab/>Экзамен обычно предлагается на компьютере в специальных местах тестирования, но это может быть по-разному в зависимости от страны, в которой вы находитесь. В уведомлении об авторизации будут даны конкретные инструкции. На веб-сайте PMI есть информация о местах тестирования и языках, доступных для экзамена; посетите pmi.org для уточнения подробностей.</text:p>
      <text:p text:style-name="P20"><text:tab/>Как только вы получите подтверждение, вы должны сдать экзамен в течение одного года. (Вы можете сдать экзамен до трех раз в течение этого года; если вы не все три раза, вы должны ждать один год, чтобы повторно подать заявку на экзамен.) В некоторых случаях центры тестирования могут не открываться в течение нескольких недель.</text:p>
      <text:p text:style-name="P20"/>
      <text:p text:style-name="P21">Как использовать эту книг</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f309" officeooo:paragraph-rsid="000ef309"/>
    </style:style>
    <style:page-layout style:name="Mpm1">
      <style:page-layout-properties fo:page-width="8.2681in" fo:page-height="11.6929in" style:num-format="1" style:print-orientation="portrait" fo:margin-top="0.7874in" fo:margin-bottom="0.7874in" fo:margin-left="0.4791in" fo:margin-right="0.605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5-14T18:37:22.689619948</dc:date>
    <meta:editing-duration>PT2H25M33S</meta:editing-duration>
    <meta:editing-cycles>16</meta:editing-cycles>
    <meta:document-statistic meta:table-count="1" meta:image-count="0" meta:object-count="0" meta:page-count="4" meta:paragraph-count="76" meta:word-count="1425" meta:character-count="10042" meta:non-whitespace-character-count="8701"/>
  </office:meta>
</office:document-meta>
</file>